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45e1" officeooo:paragraph-rsid="001c45e1"/>
    </style:style>
    <style:style style:name="P2" style:family="paragraph" style:parent-style-name="Standard">
      <style:text-properties officeooo:rsid="001fbd0c" officeooo:paragraph-rsid="001fbd0c"/>
    </style:style>
    <style:style style:name="P3" style:family="paragraph" style:parent-style-name="Standard">
      <style:text-properties officeooo:rsid="001c45e1" officeooo:paragraph-rsid="001c45e1"/>
    </style:style>
    <style:style style:name="P4" style:family="paragraph" style:parent-style-name="Standard">
      <style:text-properties officeooo:rsid="00214af2" officeooo:paragraph-rsid="001c45e1"/>
    </style:style>
    <style:style style:name="P5" style:family="paragraph" style:parent-style-name="Standard">
      <style:text-properties officeooo:rsid="00214af2" officeooo:paragraph-rsid="00214af2"/>
    </style:style>
    <style:style style:name="P6" style:family="paragraph" style:parent-style-name="Standard">
      <style:text-properties officeooo:rsid="00214af2" officeooo:paragraph-rsid="00274819"/>
    </style:style>
    <style:style style:name="P7" style:family="paragraph" style:parent-style-name="Standard">
      <style:text-properties officeooo:rsid="0025485b" officeooo:paragraph-rsid="0025485b"/>
    </style:style>
    <style:style style:name="P8" style:family="paragraph" style:parent-style-name="Standard">
      <style:text-properties officeooo:rsid="0025485b" officeooo:paragraph-rsid="002d0d14"/>
    </style:style>
    <style:style style:name="P9" style:family="paragraph" style:parent-style-name="Standard">
      <style:text-properties officeooo:rsid="00274819" officeooo:paragraph-rsid="00274819"/>
    </style:style>
    <style:style style:name="P10" style:family="paragraph" style:parent-style-name="Standard">
      <style:paragraph-properties fo:text-align="center" style:justify-single-word="false"/>
      <style:text-properties fo:font-size="28pt" fo:font-weight="bold" officeooo:rsid="001fbd0c" officeooo:paragraph-rsid="001fbd0c" style:font-size-asian="28pt" style:font-weight-asian="bold" style:font-size-complex="28pt" style:font-weight-complex="bold"/>
    </style:style>
    <style:style style:name="P11" style:family="paragraph" style:parent-style-name="Standard">
      <style:text-properties style:text-underline-style="none" fo:font-weight="normal" officeooo:rsid="00214af2" officeooo:paragraph-rsid="00214af2" style:font-weight-asian="normal" style:font-weight-complex="normal"/>
    </style:style>
    <style:style style:name="T1" style:family="text">
      <style:text-properties officeooo:rsid="001cd663"/>
    </style:style>
    <style:style style:name="T2" style:family="text">
      <style:text-properties officeooo:rsid="001dba7d"/>
    </style:style>
    <style:style style:name="T3" style:family="text">
      <style:text-properties officeooo:rsid="001f4b4d"/>
    </style:style>
    <style:style style:name="T4" style:family="text">
      <style:text-properties officeooo:rsid="00214af2"/>
    </style:style>
    <style:style style:name="T5" style:family="text">
      <style:text-properties officeooo:rsid="0022be41"/>
    </style:style>
    <style:style style:name="T6" style:family="text">
      <style:text-properties officeooo:rsid="0022d27f"/>
    </style:style>
    <style:style style:name="T7" style:family="text">
      <style:text-properties officeooo:rsid="00244cc0"/>
    </style:style>
    <style:style style:name="T8" style:family="text">
      <style:text-properties officeooo:rsid="00274819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74819"/>
    </style:style>
    <style:style style:name="T11" style:family="text">
      <style:text-properties style:text-underline-style="solid" style:text-underline-width="auto" style:text-underline-color="font-color" fo:font-weight="bold" officeooo:rsid="003a5c90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74819" style:font-weight-asian="bold" style:font-weight-complex="bold"/>
    </style:style>
    <style:style style:name="T14" style:family="text">
      <style:text-properties fo:font-weight="bold" officeooo:rsid="002f6095" style:font-weight-asian="bold" style:font-weight-complex="bold"/>
    </style:style>
    <style:style style:name="T15" style:family="text">
      <style:text-properties fo:font-weight="bold" officeooo:rsid="003a5c90" style:font-weight-asian="bold" style:font-weight-complex="bold"/>
    </style:style>
    <style:style style:name="T16" style:family="text">
      <style:text-properties officeooo:rsid="0028c99a"/>
    </style:style>
    <style:style style:name="T17" style:family="text">
      <style:text-properties officeooo:rsid="002d0d14"/>
    </style:style>
    <style:style style:name="T18" style:family="text">
      <style:text-properties officeooo:rsid="002ec721"/>
    </style:style>
    <style:style style:name="T19" style:family="text">
      <style:text-properties officeooo:rsid="00306e62"/>
    </style:style>
    <style:style style:name="T20" style:family="text">
      <style:text-properties officeooo:rsid="00325db0"/>
    </style:style>
    <style:style style:name="T21" style:family="text">
      <style:text-properties style:text-underline-style="none" fo:font-weight="bold" officeooo:rsid="003a5c90" style:font-weight-asian="bold" style:font-weight-complex="bold"/>
    </style:style>
    <style:style style:name="T22" style:family="text">
      <style:text-properties style:text-underline-style="none" fo:font-weight="normal" officeooo:rsid="003a5c90" style:font-weight-asian="normal" style:font-weight-complex="normal"/>
    </style:style>
    <style:style style:name="T23" style:family="text">
      <style:text-properties style:text-underline-style="none" fo:font-weight="normal" officeooo:rsid="003dda9c" style:font-weight-asian="normal" style:font-weight-complex="normal"/>
    </style:style>
    <style:style style:name="T24" style:family="text">
      <style:text-properties fo:font-style="italic" style:text-underline-style="none" fo:font-weight="normal" officeooo:rsid="003a5c90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3cd2d9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-6 pelikenttää, kenttiin mennään menun kautta (Mahd. Bonus kenttiä).</text:p>
      <text:p text:style-name="P1"><text:tab/></text:p>
      <text:p text:style-name="P1"><text:tab/><text:span text:style-name="T12">Järjestys:</text:span></text:p>
      <text:p text:style-name="P1"><text:tab/></text:p>
      <text:p text:style-name="P1"><text:tab/>1. "Norm<text:span text:style-name="T6">i</text:span>" planeetta / Asteroidi kenttä</text:p>
      <text:p text:style-name="P1"><text:tab/>2. Meriplaneetta </text:p>
      <text:p text:style-name="P1"><text:tab/>3. Aavikkoplaneetta / Asteroidi kenttä</text:p>
      <text:p text:style-name="P1"><text:tab/>4. Laavaplaneetta</text:p>
      <text:p text:style-name="P1"><text:tab/>5. "Norm<text:span text:style-name="T6">i</text:span>" planeetta</text:p>
      <text:p text:style-name="P1"><text:tab/>6. Jääplaneetta / <text:span text:style-name="T1">Avaruuskenttä / Finaali? Pomo erikseen omalla kentällä vai viimeisen <text:tab/>lopussa?</text:span></text:p>
      <text:p text:style-name="P1"/>
      <text:p text:style-name="P1">Mahdollisesti 3-5 erilaista <text:span text:style-name="T4">aseita</text:span>, jotka ostetaan pisteillä upgrade shopista, mahdollisuus ostaa shopista joka kentän jälkeen (Sijaitsee samassa ruudussa kuin kenttä valinta). Myös armorin eli healthin osto samasta paikasta.</text:p>
      <text:p text:style-name="P1"/>
      <text:p text:style-name="P1"/>
      <text:p text:style-name="P7"><text:tab/><text:span text:style-name="T12">Aseet:</text:span><text:line-break/><text:tab/><text:line-break/><text:tab/>- Single shot <text:span text:style-name="T17">(10 DMG)</text:span>: <text:span text:style-name="T16">Default</text:span></text:p>
      <text:p text:style-name="P8"><text:tab/>- Dual shot <text:span text:style-name="T17">(20 DMG)</text:span>: <text:span text:style-name="T16">1600 pistettä</text:span><text:line-break/><text:tab/>- Triple shot <text:span text:style-name="T17">(30 DMG)</text:span>: <text:span text:style-name="T16">2400 pistettä</text:span></text:p>
      <text:p text:style-name="P8"><text:tab/>- Powered shot <text:span text:style-name="T17">(40 DMG)</text:span>: <text:span text:style-name="T19">3400 pistettä</text:span><text:line-break/><text:tab/>- AoE ( Front / Side) <text:span text:style-name="T17">(40 DMG)</text:span>: <text:span text:style-name="T19">4500 pistettä</text:span><text:line-break/><text:tab/>- Special (Recharges) <text:span text:style-name="T17">(100 DMG)</text:span>: <text:span text:style-name="T19">7000 pistettä</text:span></text:p>
      <text:p text:style-name="P4"/>
      <text:p text:style-name="P5"><text:tab/><text:span text:style-name="T13">Armori:</text:span></text:p>
      <text:p text:style-name="P5"><text:span text:style-name="T13"/></text:p>
      <text:p text:style-name="P5"><text:span text:style-name="T13"><text:tab/></text:span><text:span text:style-name="T22">Shieldi joka regenoi???</text:span><text:span text:style-name="T23"> (Default)</text:span><text:span text:style-name="T22"><text:line-break/><text:tab/></text:span><text:span text:style-name="T24">- 50 HP, regen 5 HP per </text:span><text:span text:style-name="T25">1</text:span><text:span text:style-name="T24"> sec (Regen cooldown, 5 sec)</text:span></text:p>
      <text:p text:style-name="P11"/>
      <text:p text:style-name="P5"><text:tab/>- <text:span text:style-name="T8">100 HP: Default</text:span></text:p>
      <text:p text:style-name="P5"><text:tab/>- <text:span text:style-name="T18">150 HP: 2000 pistettä</text:span></text:p>
      <text:p text:style-name="P5"><text:tab/>- <text:span text:style-name="T8">200 HP: 3000 pistettä<text:line-break/><text:tab/>- 300 HP: 6000 pistettä</text:span></text:p>
      <text:p text:style-name="P5"/>
      <text:p text:style-name="P9"><text:tab/><text:span text:style-name="T12">Vihollis</text:span><text:span text:style-name="T14">ten </text:span><text:span text:style-name="T12">damage:</text:span></text:p>
      <text:p text:style-name="P9"/>
      <text:p text:style-name="P9"><text:tab/><text:span text:style-name="T9">- Kenttä 1-2: </text:span><text:line-break/><text:tab/>Normaalit viholliset: 20 DMG, <text:span text:style-name="T20">HP: 20</text:span><text:line-break/><text:tab/>Pomo: 30 DMG, <text:span text:style-name="T20">HP 200</text:span><text:line-break/></text:p>
      <text:p text:style-name="P6"><text:tab/><text:span text:style-name="T9">- </text:span><text:span text:style-name="T10">Kenttä 3-4:</text:span></text:p>
      <text:p text:style-name="P6"><text:span text:style-name="T8"><text:tab/>Normaalit viholliset: 25 DMG, HP: 60<text:line-break/><text:tab/>Pomo: 35 DMG, HP: 600<text:line-break/></text:span></text:p>
      <text:p text:style-name="P6"><text:tab/><text:span text:style-name="T9">- </text:span><text:span text:style-name="T10">Kenttä 5-6:</text:span></text:p>
      <text:p text:style-name="P6"><text:span text:style-name="T8"><text:tab/>Normaalit viholliset: 30 DMG, HP: 100<text:line-break/><text:tab/>Pomo: 40 DMG, HP 1500</text:span></text:p>
      <text:p text:style-name="P5"><text:line-break/><text:line-break/></text:p>
      <text:p text:style-name="P5"><text:soft-page-break/><text:tab/><text:span text:style-name="T13">Pisteet:</text:span></text:p>
      <text:p text:style-name="P5"/>
      <text:p text:style-name="P5"><text:tab/><text:span text:style-name="T8">Small: 25 / 50<text:line-break/><text:tab/>Medium: 50 / 100<text:line-break/><text:tab/>Large: 100 / 175<text:line-break/><text:tab/>Boss: 500 / 1000</text:span></text:p>
      <text:p text:style-name="P5"/>
      <text:p text:style-name="P5"/>
      <text:p text:style-name="P5"/>
      <text:p text:style-name="P5">Periaatteessa olisi siis suurempi score lopussa jos et osta uusi<text:span text:style-name="T7">a</text:span> aseita / helttiä. <text:span text:style-name="T5">Joka luo</text:span></text:p>
      <text:p text:style-name="P1"><text:s/><text:span text:style-name="T5">vaikeusasteen jota pelaaja voi itse muunnella pelattaessa.</text:span></text:p>
      <text:p text:style-name="P1"/>
      <text:p text:style-name="P1">Mahdollisesti peliin lisättäviä asioita:</text:p>
      <text:p text:style-name="P1"/>
      <text:p text:style-name="P1"><text:tab/>- Bonus <text:span text:style-name="T3">kenttiä</text:span></text:p>
      <text:p text:style-name="P1"><text:tab/>- Liikkumisanimaatio pelaajan alukse<text:span text:style-name="T1">lle</text:span><text:tab/></text:p>
      <text:p text:style-name="P1"><text:tab/>- Keyboard / Mouse valinta pelaajan päätettävissä (Default keyboard)</text:p>
      <text:p text:style-name="P1"><text:tab/>- <text:span text:style-name="T1">Enemmän erilaisia vihollisia ja planeetta teemoja</text:span></text:p>
      <text:p text:style-name="P1"><text:tab/>- <text:span text:style-name="T2">Effectejä: varjot, pilviä ja yleisesti vain paremmat effectit.</text:span></text:p>
      <text:p text:style-name="P1"/>
      <text:p text:style-name="P1"/>
      <text:p text:style-name="P1"/>
      <text:p text:style-name="P10">TAI</text:p>
      <text:p text:style-name="P2"/>
      <text:p text:style-name="P2">1 pitkä kenttä <text:span text:style-name="T6">(Avaruudessa, ei planeettoja) </text:span><text:s/>jossa saa sen aikana upgradea ammuksia + healthiä. <text:span text:style-name="T6">Tämä tarkoittaisi että ei olisi säädettävää vaikeusastetta. Koska asiat ei vät ole helppoja tai nopeita tehdä. Ikin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7M31S</meta:editing-duration>
    <meta:editing-cycles>38</meta:editing-cycles>
    <meta:generator>LibreOffice/5.0.1.2$Windows_X86_64 LibreOffice_project/81898c9f5c0d43f3473ba111d7b351050be20261</meta:generator>
    <dc:date>2016-01-19T14:11:34.243000000</dc:date>
    <meta:document-statistic meta:table-count="0" meta:image-count="0" meta:object-count="0" meta:page-count="2" meta:paragraph-count="38" meta:word-count="302" meta:character-count="1956" meta:non-whitespace-character-count="1634"/>
    <meta:user-defined meta:name="Info 1"/>
    <meta:user-defined meta:name="Info 2"/>
    <meta:user-defined meta:name="Info 3"/>
    <meta:user-defined meta:name="Info 4"/>
  </office:meta>
</office:document-meta>
</file>